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Nunito Sans" svg:font-family="'Nunito Sans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35.76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182.61pt"/>
    </style:style>
    <style:style style:name="co5" style:family="table-column">
      <style:table-column-properties fo:break-before="auto" style:column-width="285.76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96.04pt"/>
    </style:style>
    <style:style style:name="co10" style:family="table-column">
      <style:table-column-properties fo:break-before="auto" style:column-width="87.31pt"/>
    </style:style>
    <style:style style:name="co11" style:family="table-column">
      <style:table-column-properties fo:break-before="auto" style:column-width="203.95pt"/>
    </style:style>
    <style:style style:name="co12" style:family="table-column">
      <style:table-column-properties fo:break-before="auto" style:column-width="468.31pt"/>
    </style:style>
    <style:style style:name="co13" style:family="table-column">
      <style:table-column-properties fo:break-before="auto" style:column-width="153.95pt"/>
    </style:style>
    <style:style style:name="co14" style:family="table-column">
      <style:table-column-properties fo:break-before="auto" style:column-width="205.54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109.5pt"/>
    </style:style>
    <style:style style:name="co17" style:family="table-column">
      <style:table-column-properties fo:break-before="auto" style:column-width="201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onday_2c__20_26th">
      <style:table-properties table:display="true" style:writing-mode="lr-tb"/>
    </style:style>
    <style:style style:name="ta2" style:family="table" style:master-page-name="PageStyle_5f_Tuesday_2c__20_Nov_20_27">
      <style:table-properties table:display="true" style:writing-mode="lr-tb"/>
    </style:style>
    <style:style style:name="ta3" style:family="table" style:master-page-name="PageStyle_5f_Tuesday_20_Handouts">
      <style:table-properties table:display="true" style:writing-mode="lr-tb"/>
    </style:style>
    <style:style style:name="ta4" style:family="table" style:master-page-name="PageStyle_5f_Wednesday_2c__20_Nov_20_28">
      <style:table-properties table:display="true" style:writing-mode="lr-tb"/>
    </style:style>
    <style:style style:name="ta5" style:family="table" style:master-page-name="PageStyle_5f_Wednesday_20_Handouts">
      <style:table-properties table:display="true" style:writing-mode="lr-tb"/>
    </style:style>
    <style:style style:name="ta6" style:family="table" style:master-page-name="PageStyle_5f_Thursday_2c__20_Nov_20_29">
      <style:table-properties table:display="true" style:writing-mode="lr-tb"/>
    </style:style>
    <style:style style:name="ta7" style:family="table" style:master-page-name="PageStyle_5f_Thursday_20_Handouts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0" style:family="table-cell" style:parent-style-name="Default" style:data-style-name="N125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Nunito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18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Nunito Sans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2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Nunito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4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Nunito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2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3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Nunito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Nunito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3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Nunito Sans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3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3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26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1" style:family="table-cell" style:parent-style-name="Default" style:data-style-name="N125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Nunito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Nunito Sans" fo:font-size="11pt" fo:font-style="normal" fo:text-shadow="none" style:text-underline-style="none" fo:font-weight="bold" style:font-size-asian="11pt" style:font-style-asian="normal" style:font-weight-asian="bold" style:font-name-complex="Nunito Sans" style:font-size-complex="11pt" style:font-style-complex="normal" style:font-weight-complex="bold"/>
    </style:style>
    <style:style style:name="ce5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9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nday, 26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time" office:time-value="PT07H00M00S" calcext:value-type="time">
            <text:p>7:00 AM</text:p>
          </table:table-cell>
          <table:table-cell table:style-name="ce6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08H00M00S" calcext:value-type="time">
            <text:p>8:00 AM</text:p>
          </table:table-cell>
          <table:table-cell table:style-name="ce6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09H00M00S" calcext:value-type="time">
            <text:p>9:00 AM</text:p>
          </table:table-cell>
          <table:table-cell table:style-name="ce6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0H00M00S" calcext:value-type="time">
            <text:p>10:00 AM</text:p>
          </table:table-cell>
          <table:table-cell table:style-name="ce6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1H00M00S" calcext:value-type="time">
            <text:p>11:00 AM</text:p>
          </table:table-cell>
          <table:table-cell table:style-name="ce6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2H00M00S" calcext:value-type="time">
            <text:p>12:00 PM</text:p>
          </table:table-cell>
          <table:table-cell table:style-name="ce6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3H00M00S" calcext:value-type="time">
            <text:p>1:00 PM</text:p>
          </table:table-cell>
          <table:table-cell table:style-name="ce6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4H00M00S" calcext:value-type="time">
            <text:p>2:00 PM</text:p>
          </table:table-cell>
          <table:table-cell table:style-name="ce6" office:value-type="string" calcext:value-type="string">
            <text:p>Eduardo arrives via plane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5H00M00S" calcext:value-type="time">
            <text:p>3:00 PM</text:p>
          </table:table-cell>
          <table:table-cell table:style-name="ce6" office:value-type="string" calcext:value-type="string">
            <text:p><text:span text:style-name="T1">Check into hotel:        </text:span></text:p>
            <text:p>Fairfield Inn by Marriott Burlington Williston</text:p>
            <text:p>2844 St George Road, Williston, VT, 05495 United States of America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6H00M00S" calcext:value-type="time">
            <text:p>4:00 PM</text:p>
          </table:table-cell>
          <table:table-cell table:style-name="ce6"/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7H00M00S" calcext:value-type="time">
            <text:p>5:00 PM</text:p>
          </table:table-cell>
          <table:table-cell table:style-name="ce6" office:value-type="string" calcext:value-type="string">
            <text:p>Jason Arrives via car (maybe, will depend on morning work wrapping up)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8H00M00S" calcext:value-type="time">
            <text:p>6:00 PM</text:p>
          </table:table-cell>
          <table:table-cell table:style-name="ce6" office:value-type="string" calcext:value-type="string">
            <text:p>Rachel Arrives via plane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19H00M00S" calcext:value-type="time">
            <text:p>7:00 PM</text:p>
          </table:table-cell>
          <table:table-cell table:style-name="ce6" office:value-type="string" calcext:value-type="string">
            <text:p>Tony Arrives via plane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20H00M00S" calcext:value-type="time">
            <text:p>8:00 PM</text:p>
          </table:table-cell>
          <table:table-cell table:style-name="ce6" office:value-type="string" calcext:value-type="string">
            <text:p>Dinner?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21H00M00S" calcext:value-type="time">
            <text:p>9:00 PM</text:p>
          </table:table-cell>
          <table:table-cell table:style-name="ce6" office:value-type="string" calcext:value-type="string">
            <text:p><text:span text:style-name="T1">Staples closes</text:span></text:p>
            <text:p>861 Williston Rd, South Burlington, VT 05403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22H00M00S" calcext:value-type="time">
            <text:p>10:00 PM</text:p>
          </table:table-cell>
          <table:table-cell table:style-name="ce6" office:value-type="string" calcext:value-type="string">
            <text:p>BED TIME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1" office:value-type="time" office:time-value="PT23H00M00S" calcext:value-type="time">
            <text:p>11:00 PM</text:p>
          </table:table-cell>
          <table:table-cell table:style-name="ce6" office:value-type="string" calcext:value-type="string">
            <text:p>ZZZZZ</text:p>
          </table:table-cell>
          <table:table-cell table:style-name="ce3" table:number-columns-repeated="24"/>
          <table:table-cell table:number-columns-repeated="998"/>
        </table:table-row>
        <table:table-row table:style-name="ro1" table:number-rows-repeated="4">
          <table:table-cell table:style-name="ce2"/>
          <table:table-cell table:style-name="ce3" table:number-columns-repeated="25"/>
          <table:table-cell table:number-columns-repeated="998"/>
        </table:table-row>
        <table:table-row table:style-name="ro1" table:number-rows-repeated="178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/>
          <table:table-cell table:style-name="ce3" table:number-columns-repeated="25"/>
          <table:table-cell table:number-columns-repeated="998"/>
        </table:table-row>
        <table:table-row table:style-name="ro1" table:number-rows-repeated="26">
          <table:table-cell table:style-name="ce5"/>
          <table:table-cell table:style-name="ce3" table:number-columns-repeated="25"/>
          <table:table-cell table:number-columns-repeated="998"/>
        </table:table-row>
        <table:table-row table:style-name="ro1" table:number-rows-repeated="774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esday, Nov 27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8"/>
          <table:table-cell table:style-name="ce22"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Event</text:p>
          </table:table-cell>
          <table:table-cell table:style-name="ce8" office:value-type="string" calcext:value-type="string">
            <text:p>Activity</text:p>
          </table:table-cell>
          <table:table-cell table:style-name="ce8" office:value-type="string" calcext:value-type="string">
            <text:p>Who is there</text:p>
          </table:table-cell>
          <table:table-cell table:style-name="ce8" office:value-type="string" calcext:value-type="string">
            <text:p>Supplies</text:p>
          </table:table-cell>
          <table:table-cell table:style-name="ce8" office:value-type="string" calcext:value-type="string">
            <text:p>Handouts</text:p>
          </table:table-cell>
          <table:table-cell table:style-name="ce8" office:value-type="string" calcext:value-type="string">
            <text:p>Assignment</text:p>
          </table:table-cell>
          <table:table-cell table:number-columns-repeated="1017"/>
        </table:table-row>
        <table:table-row table:style-name="ro1">
          <table:table-cell table:style-name="ce5" office:value-type="time" office:time-value="PT07H00M00S" calcext:value-type="time">
            <text:p>7:00 AM</text:p>
          </table:table-cell>
          <table:table-cell table:style-name="ce6"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07H30M00S" calcext:value-type="time">
            <text:p>7:30 AM</text:p>
          </table:table-cell>
          <table:table-cell table:style-name="ce12" table:formula="of:=HYPERLINK(&quot;https://drive.google.com/open?id=0By7WZ3d9h46GemMwb0JYQWxjb2c1MmRGNEI3MzNNTnMyOTBv&quot;;&quot;Security/USCIS Building Handbook&quot;)" office:value-type="string" office:string-value="Security/USCIS Building Handbook" calcext:value-type="string">
            <text:p>Security/USCIS Building Handbook</text:p>
          </table:table-cell>
          <table:table-cell table:style-name="ce6" table:number-columns-repeated="4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08H00M00S" calcext:value-type="time">
            <text:p>8:00 AM</text:p>
          </table:table-cell>
          <table:table-cell table:style-name="ce6" office:value-type="string" calcext:value-type="string">
            <text:p>Prep at USCIS building</text:p>
          </table:table-cell>
          <table:table-cell table:style-name="ce6"/>
          <table:table-cell table:style-name="ce6" office:value-type="string" calcext:value-type="string">
            <text:p>CA DITAP Team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08H30M00S" calcext:value-type="time">
            <text:p>8:30 AM</text:p>
          </table:table-cell>
          <table:table-cell table:style-name="ce6" office:value-type="string" calcext:value-type="string">
            <text:p>"</text:p>
          </table:table-cell>
          <table:table-cell table:style-name="ce6"/>
          <table:table-cell table:style-name="ce6" office:value-type="string" calcext:value-type="string">
            <text:p>"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09H00M00S" calcext:value-type="time">
            <text:p>9:00 AM</text:p>
          </table:table-cell>
          <table:table-cell table:style-name="ce6" office:value-type="string" calcext:value-type="string">
            <text:p>Welcome</text:p>
          </table:table-cell>
          <table:table-cell table:style-name="ce16" office:value-type="string" calcext:value-type="string">
            <text:p><text:span text:style-name="T1">Name/Intro Activity:</text:span></text:p>
            <text:p>- have them write their name on freestanding piece of paper</text:p>
            <text:p>- Write their name and spirit animal</text:p>
          </table:table-cell>
          <table:table-cell table:style-name="ce6" office:value-type="string" calcext:value-type="string">
            <text:p>Rachel</text:p>
          </table:table-cell>
          <table:table-cell table:style-name="ce13" office:value-type="string" calcext:value-type="string">
            <text:p>- paper</text:p>
            <text:p>- markers</text:p>
          </table:table-cell>
          <table:table-cell table:style-name="ce6" office:value-type="string" calcext:value-type="string">
            <text:p>-- -- 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09H30M00S" calcext:value-type="time">
            <text:p>9:30 AM</text:p>
          </table:table-cell>
          <table:table-cell table:style-name="ce13" office:value-type="string" calcext:value-type="string">
            <text:p>Norms, syllabus review &amp; Tony's intro [Brent possibly?]</text:p>
          </table:table-cell>
          <table:table-cell table:style-name="ce16" office:value-type="string" calcext:value-type="string">
            <text:p><text:span text:style-name="T1">Intro about DITAP &amp; CivicActions </text:span></text:p>
            <text:p>- Tony makes short introduction </text:p>
            <text:p/>
            <text:p><text:span text:style-name="T1">Syallbus Review</text:span></text:p>
            <text:p>- grading- min requirements to get certified</text:p>
            <text:p>- final project</text:p>
            <text:p>- overview of course and learning objectives</text:p>
            <text:p>- communciation with instructor</text:p>
            <text:p/>
            <text:p/>
          </table:table-cell>
          <table:table-cell table:style-name="ce6" office:value-type="string" calcext:value-type="string">
            <text:p>Eduardo</text:p>
          </table:table-cell>
          <table:table-cell table:style-name="ce6"/>
          <table:table-cell table:style-name="ce23" table:formula="of:=HYPERLINK(&quot;https://docs.google.com/document/d/1RJY44HuPQf5S6eU6oTX946VFa4BQrWM2Ta4NDzZSUtE/edit#&quot;;&quot;Syllabus&quot;)" office:value-type="string" office:string-value="Syllabus" calcext:value-type="string">
            <text:p>Syllabu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0H00M00S" calcext:value-type="time">
            <text:p>10:00 AM</text:p>
          </table:table-cell>
          <table:table-cell table:style-name="ce6" office:value-type="string" calcext:value-type="string">
            <text:p>Orientation</text:p>
          </table:table-cell>
          <table:table-cell table:style-name="ce13" office:value-type="string" calcext:value-type="string">
            <text:p><text:span text:style-name="T1">Stakeholder Map </text:span></text:p>
            <text:p>- Ask students to draw themselves and what they do in their org </text:p>
            <text:p>- What they are looking to learn and their greatest challenges in digital procurement</text:p>
          </table:table-cell>
          <table:table-cell table:style-name="ce6" office:value-type="string" calcext:value-type="string">
            <text:p>"</text:p>
          </table:table-cell>
          <table:table-cell table:style-name="ce13"/>
          <table:table-cell table:style-name="ce24" table:formula="of:=HYPERLINK(&quot;https://docs.google.com/document/d/1dG2WMCD1K19PAd3PrEDStgNMg6HfJ5MeLAFVMzHMKFk/edit&quot;;&quot;Stakeholder map handout (what it is)&quot;)" office:value-type="string" office:string-value="Stakeholder map handout (what it is)" calcext:value-type="string">
            <text:p>Stakeholder map handout (what it is)</text:p>
          </table:table-cell>
          <table:table-cell table:style-name="ce13" office:value-type="string" calcext:value-type="string">
            <text:p>Pass/fail stakeholder map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10:45 AM - 11:00 AM</text:p>
          </table:table-cell>
          <table:table-cell table:style-name="ce14" office:value-type="string" calcext:value-type="string">
            <text:p>Break</text:p>
          </table:table-cell>
          <table:table-cell table:style-name="ce17"/>
          <table:table-cell table:style-name="ce14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10" office:value-type="time" office:time-value="PT11H00M00S" calcext:value-type="time">
            <text:p>11:00 AM</text:p>
          </table:table-cell>
          <table:table-cell table:style-name="ce15" office:value-type="string" calcext:value-type="string">
            <text:p>Intro to Digital Services </text:p>
          </table:table-cell>
          <table:table-cell table:style-name="ce18" office:value-type="string" calcext:value-type="string">
            <text:p>- Importance of contracting digital services. Generic conversation in contracting officers in the digital services world.</text:p>
          </table:table-cell>
          <table:table-cell table:style-name="ce15" office:value-type="string" calcext:value-type="string">
            <text:p>Eduardo </text:p>
          </table:table-cell>
          <table:table-cell table:style-name="ce18"/>
          <table:table-cell table:style-name="ce15"/>
          <table:table-cell table:style-name="ce21"/>
          <table:table-cell table:number-columns-repeated="1017"/>
        </table:table-row>
        <table:table-row table:style-name="ro1">
          <table:table-cell table:style-name="ce5" office:value-type="time" office:time-value="PT11H30M00S" calcext:value-type="time">
            <text:p>11:30 AM</text:p>
          </table:table-cell>
          <table:table-cell table:style-name="ce6" office:value-type="string" calcext:value-type="string">
            <text:p>What are Digital Services (1a)</text:p>
          </table:table-cell>
          <table:table-cell table:style-name="ce19" table:formula="of:=HYPERLINK(&quot;https://docs.google.com/presentation/d/1oj99wXm9Fmc5R2yooaak5ED3sW5GEyLNUe5fs15ATw4/edit#slide=id.g4447ac6457_0_216&quot;;&quot;Lecture- see deck&quot;)" office:value-type="string" office:string-value="Lecture- see deck" calcext:value-type="string">
            <text:p>Lecture- see deck</text:p>
          </table:table-cell>
          <table:table-cell table:style-name="ce6" office:value-type="string" calcext:value-type="string">
            <text:p>Eduardo </text:p>
          </table:table-cell>
          <table:table-cell table:style-name="ce6"/>
          <table:table-cell table:style-name="ce26" office:value-type="string" calcext:value-type="string">
            <text:p>USCIS Casestudy</text:p>
          </table:table-cell>
          <table:table-cell table:style-name="ce13" office:value-type="string" calcext:value-type="string">
            <text:p>Knowledge check test (graded)</text:p>
          </table:table-cell>
          <table:table-cell table:number-columns-repeated="1017"/>
        </table:table-row>
        <table:table-row table:style-name="ro1">
          <table:table-cell table:style-name="ce11" office:value-type="time" office:time-value="PT12H00M00S" calcext:value-type="time">
            <text:p>12:00 PM</text:p>
          </table:table-cell>
          <table:table-cell table:style-name="ce9" office:value-type="string" calcext:value-type="string">
            <text:p>Lunch</text:p>
          </table:table-cell>
          <table:table-cell table:style-name="ce9"/>
          <table:table-cell table:style-name="ce14" table:number-columns-repeated="3"/>
          <table:table-cell table:style-name="ce28"/>
          <table:table-cell table:number-columns-repeated="1017"/>
        </table:table-row>
        <table:table-row table:style-name="ro1">
          <table:table-cell table:style-name="ce11" office:value-type="time" office:time-value="PT12H30M00S" calcext:value-type="time">
            <text:p>12:30 PM</text:p>
          </table:table-cell>
          <table:table-cell table:style-name="ce9" office:value-type="string" calcext:value-type="string">
            <text:p>"</text:p>
          </table:table-cell>
          <table:table-cell table:style-name="ce14"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5" office:value-type="time" office:time-value="PT13H00M00S" calcext:value-type="time">
            <text:p>1:00 PM</text:p>
          </table:table-cell>
          <table:table-cell table:style-name="ce6" office:value-type="string" calcext:value-type="string">
            <text:p>Defining Digital Services</text:p>
          </table:table-cell>
          <table:table-cell table:style-name="ce13" office:value-type="string" calcext:value-type="string">
            <text:p><text:span text:style-name="T1">Lecture</text:span> (what they are, how different teams break down problems differently)</text:p>
          </table:table-cell>
          <table:table-cell table:style-name="ce6" office:value-type="string" calcext:value-type="string">
            <text:p>Eduardo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3H30M00S" calcext:value-type="time">
            <text:p>1:30 PM</text:p>
          </table:table-cell>
          <table:table-cell table:style-name="ce6" office:value-type="string" calcext:value-type="string">
            <text:p>"</text:p>
          </table:table-cell>
          <table:table-cell table:style-name="ce6"/>
          <table:table-cell table:style-name="ce6" office:value-type="string" calcext:value-type="string">
            <text:p>"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4H00M00S" calcext:value-type="time">
            <text:p>2:00 PM</text:p>
          </table:table-cell>
          <table:table-cell table:style-name="ce13" office:value-type="string" calcext:value-type="string">
            <text:p>Hands-on with Agile/Lean Methods &amp; Who makes up a digital services team?</text:p>
          </table:table-cell>
          <table:table-cell table:style-name="ce20" office:value-type="string" calcext:value-type="string">
            <text:p>Group Chat &amp; Hands-on Agile Activity</text:p>
            <text:p><text:span text:style-name="T2">- Talk about Agile</text:span></text:p>
            <text:p><text:span text:style-name="T2">- Use the scrum framework to maker paper prototypes</text:span></text:p>
          </table:table-cell>
          <table:table-cell table:style-name="ce6" office:value-type="string" calcext:value-type="string">
            <text:p>Jason Heaster</text:p>
          </table:table-cell>
          <table:table-cell table:style-name="ce13" office:value-type="string" calcext:value-type="string">
            <text:p>YES. See: https://docs.google.com/spreadsheets/d/1F6Q7GUdN1C4l83t-n_40F5VlcjQP9-nn8nq65jkdPz4/edit#gid=1869182930</text:p>
          </table:table-cell>
          <table:table-cell table:style-name="ce6" office:value-type="string" calcext:value-type="string">
            <text:p>Ye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4H30M00S" calcext:value-type="time">
            <text:p>2:30 PM</text:p>
          </table:table-cell>
          <table:table-cell table:number-columns-repeated="3" table:style-name="ce6" office:value-type="string" calcext:value-type="string">
            <text:p>"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5H00M00S" calcext:value-type="time">
            <text:p>3:00 PM</text:p>
          </table:table-cell>
          <table:table-cell table:number-columns-repeated="3" table:style-name="ce3" office:value-type="string" calcext:value-type="string">
            <text:p>"</text:p>
          </table:table-cell>
          <table:table-cell table:style-name="ce3"/>
          <table:table-cell table:style-name="ce6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5H30M00S" calcext:value-type="time">
            <text:p>3:30 PM</text:p>
          </table:table-cell>
          <table:table-cell table:number-columns-repeated="3" table:style-name="ce6" office:value-type="string" calcext:value-type="string">
            <text:p>"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9" office:value-type="string" calcext:value-type="string">
            <text:p>3:50 PM - 4:00 PM</text:p>
          </table:table-cell>
          <table:table-cell table:style-name="ce9" office:value-type="string" calcext:value-type="string">
            <text:p>Break</text:p>
          </table:table-cell>
          <table:table-cell table:style-name="ce17"/>
          <table:table-cell table:style-name="ce14" table:number-columns-repeated="2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5" office:value-type="time" office:time-value="PT16H00M00S" calcext:value-type="time">
            <text:p>4:00 PM</text:p>
          </table:table-cell>
          <table:table-cell table:style-name="ce6" office:value-type="string" calcext:value-type="string">
            <text:p>Retrospective</text:p>
          </table:table-cell>
          <table:table-cell table:style-name="ce13" office:value-type="string" calcext:value-type="string">
            <text:p><text:span text:style-name="T1">Retrospective</text:span></text:p>
            <text:p>- Explain what a retrospective is in how it relates to the agile process- quick feedback loops are important for continual improvement.</text:p>
            <text:p>- Keep, Watch, Change- have everyone come up to the whiteboard</text:p>
            <text:p>- blameless retro- have us all go out of the room </text:p>
          </table:table-cell>
          <table:table-cell table:style-name="ce6" office:value-type="string" calcext:value-type="string">
            <text:p>"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6H30M00S" calcext:value-type="time">
            <text:p>4:30 PM</text:p>
          </table:table-cell>
          <table:table-cell table:style-name="ce6" office:value-type="string" calcext:value-type="string">
            <text:p>Team Debrief</text:p>
          </table:table-cell>
          <table:table-cell table:style-name="ce6"/>
          <table:table-cell table:style-name="ce6" office:value-type="string" calcext:value-type="string">
            <text:p>CA DITAP Team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7H00M00S" calcext:value-type="time">
            <text:p>5:00 PM</text:p>
          </table:table-cell>
          <table:table-cell table:style-name="ce6" office:value-type="string" calcext:value-type="string">
            <text:p>"</text:p>
          </table:table-cell>
          <table:table-cell table:style-name="ce6"/>
          <table:table-cell table:style-name="ce6" office:value-type="string" calcext:value-type="string">
            <text:p>"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5" office:value-type="time" office:time-value="PT17H30M00S" calcext:value-type="time">
            <text:p>5:30 PM</text:p>
          </table:table-cell>
          <table:table-cell table:style-name="ce15" office:value-type="string" calcext:value-type="string">
            <text:p>Happy Hour</text:p>
          </table:table-cell>
          <table:table-cell table:style-name="ce15"/>
          <table:table-cell table:style-name="ce15" office:value-type="string" calcext:value-type="string">
            <text:p>Rachel (look up places in the area)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10" office:value-type="time" office:time-value="PT18H00M00S" calcext:value-type="time">
            <text:p>6:00 PM</text:p>
          </table:table-cell>
          <table:table-cell table:style-name="ce15" office:value-type="string" calcext:value-type="string">
            <text:p>Happy Hour</text:p>
          </table:table-cell>
          <table:table-cell table:style-name="ce21" table:number-columns-repeated="2"/>
          <table:table-cell table:style-name="ce3"/>
          <table:table-cell table:style-name="ce6"/>
          <table:table-cell table:style-name="ce3"/>
          <table:table-cell table:number-columns-repeated="1017"/>
        </table:table-row>
        <table:table-row table:style-name="ro1">
          <table:table-cell table:style-name="ce10"/>
          <table:table-cell table:number-columns-repeated="4"/>
          <table:table-cell table:style-name="ce3" table:number-columns-repeated="2"/>
          <table:table-cell table:number-columns-repeated="1017"/>
        </table:table-row>
        <table:table-row table:style-name="ro1" table:number-rows-repeated="975">
          <table:table-cell table:style-name="ce3" table:number-columns-repeated="7"/>
          <table:table-cell table:number-columns-repeated="1017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esday Handouts" table:style-name="ta3">
        <table:table-column table:style-name="co5" table:default-cell-style-name="Default"/>
        <table:table-column table:style-name="co10" table:default-cell-style-name="Default"/>
        <table:table-column table:style-name="co1" table:number-columns-repeated="1022" table:default-cell-style-name="Default"/>
        <table:table-row table:style-name="ro1">
          <table:table-cell table:style-name="ce8"/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8" office:value-type="string" calcext:value-type="string">
            <text:p>Activity</text:p>
          </table:table-cell>
          <table:table-cell table:style-name="ce4" office:value-type="string" calcext:value-type="string">
            <text:p>Handouts</text:p>
          </table:table-cell>
          <table:table-cell table:style-name="ce35"/>
          <table:table-cell table:style-name="ce35" office:value-type="string" calcext:value-type="string">
            <text:p>Copies Needed</text:p>
          </table:table-cell>
          <table:table-cell table:number-columns-repeated="1020"/>
        </table:table-row>
        <table:table-row table:style-name="ro1" table:number-rows-repeated="3">
          <table:table-cell table:style-name="ce6"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6" office:value-type="string" calcext:value-type="string">
            <text:p><text:span text:style-name="T1">Name/Intro Activity:</text:span></text:p>
            <text:p>- have them write their name on freestanding piece of paper</text:p>
            <text:p>- Write their name and spirit animal</text:p>
          </table:table-cell>
          <table:table-cell table:style-name="ce6" office:value-type="string" calcext:value-type="string">
            <text:p>-- -- 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6" office:value-type="string" calcext:value-type="string">
            <text:p><text:span text:style-name="T1">Intro about DITAP &amp; CivicActions </text:span></text:p>
            <text:p>- Tony makes short introduction </text:p>
            <text:p/>
            <text:p><text:span text:style-name="T1">Syallbus Review</text:span></text:p>
            <text:p>- grading- min requirements to get certified</text:p>
            <text:p>- final project</text:p>
            <text:p>- overview of course and learning objectives</text:p>
            <text:p>- communciation with instructor</text:p>
            <text:p/>
            <text:p/>
          </table:table-cell>
          <table:table-cell table:style-name="ce30" table:formula="of:=HYPERLINK(&quot;https://docs.google.com/document/d/1RJY44HuPQf5S6eU6oTX946VFa4BQrWM2Ta4NDzZSUtE/edit#&quot;;&quot;Syllabus&quot;)" office:value-type="string" office:string-value="Syllabus" calcext:value-type="string">
            <text:p>Syllabus</text:p>
          </table:table-cell>
          <table:table-cell table:style-name="ce36" office:value-type="string" calcext:value-type="string">
            <text:p>&lt;-- this is still in progress (Rachel working on it)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Stakeholder Map </text:span></text:p>
            <text:p>- Ask students to draw themselves and what they do in their org </text:p>
            <text:p>- What they are looking to learn and their greatest challenges in digital procurement</text:p>
          </table:table-cell>
          <table:table-cell table:style-name="ce31" table:formula="of:=HYPERLINK(&quot;https://docs.google.com/document/d/1dG2WMCD1K19PAd3PrEDStgNMg6HfJ5MeLAFVMzHMKFk/edit&quot;;&quot;Stakeholder map handout (what it is)&quot;)" office:value-type="string" office:string-value="Stakeholder map handout (what it is)" calcext:value-type="string">
            <text:p>Stakeholder map handout (what it is)</text:p>
          </table:table-cell>
          <table:table-cell table:style-name="ce3"/>
          <table:table-cell table:style-name="ce35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8" office:value-type="string" calcext:value-type="string">
            <text:p><text:span text:style-name="T1">Guest Speaker</text:span></text:p>
            <text:p>- Importance of contracting digital services. Generic conversation in contracting officers in the digital services world.</text:p>
          </table:table-cell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9" table:formula="of:=HYPERLINK(&quot;https://docs.google.com/presentation/d/1oj99wXm9Fmc5R2yooaak5ED3sW5GEyLNUe5fs15ATw4/edit#slide=id.g4447ac6457_0_216&quot;;&quot;Lecture- see deck&quot;)" office:value-type="string" office:string-value="Lecture- see deck" calcext:value-type="string">
            <text:p>Lecture- see deck</text:p>
          </table:table-cell>
          <table:table-cell table:style-name="ce32" table:formula="of:=HYPERLINK(&quot;https://docs.google.com/document/d/1sawXH9cMqTtagPPyRShY2g8hnnOIy_PYwoVpX3cUdW8/edit#&quot;;&quot;USCIS Casestudy&quot;)" office:value-type="string" office:string-value="USCIS Casestudy" calcext:value-type="string">
            <office:annotation draw:style-name="gr1" draw:text-style-name="P2" svg:width="320.6pt" svg:height="42.75pt" svg:x="384.29pt" svg:y="196.5pt" draw:caption-point-x="-11.54pt" draw:caption-point-y="-22.99pt">
              <dc:date>2019-01-16T00:00:00</dc:date>
              <text:p text:style-name="P1">+eduardo@andpartners.io not sure if this is in the 1a deck?</text:p>
              <text:p text:style-name="P1"><text:tab/>-Rachel Kroft</text:p>
            </office:annotation>
            <text:p>USCIS Casestudy</text:p>
          </table:table-cell>
          <table:table-cell table:style-name="ce3"/>
          <table:table-cell table:style-name="ce36" office:value-type="string" calcext:value-type="string">
            <text:p>7? Not sure if we need to print this out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4"/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Lecture</text:span> (what they are, how different teams break down problems differently)</text:p>
          </table:table-cell>
          <table:table-cell table:style-name="ce33" office:value-type="string" calcext:value-type="string">
            <text:p>I am assuming the Deck supports this?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6"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0" office:value-type="string" calcext:value-type="string">
            <text:p>Group Chat &amp; Hands-on Agile Activity</text:p>
            <text:p><text:span text:style-name="T2">- Talk about Agile</text:span></text:p>
            <text:p><text:span text:style-name="T2">- Use the scrum framework to maker paper prototypes</text:span></text:p>
          </table:table-cell>
          <table:table-cell table:style-name="ce33" office:value-type="string" calcext:value-type="string">
            <text:p>(Jason is completing this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"</text:p>
          </table:table-cell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"</text:p>
          </table:table-cell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"</text:p>
          </table:table-cell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7"/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Activity: Synthesis doc of best practices</text:p>
            <text:p><text:span text:style-name="T2">- Each team names 1 best practice and 1 anti-best practice based on the examples they reviewed. Each group submits 1 group </text:span></text:p>
          </table:table-cell>
          <table:table-cell table:style-name="ce34" office:value-type="string" calcext:value-type="string">
            <text:p>Does there need to be a handout?</text:p>
          </table:table-cell>
          <table:table-cell table:style-name="ce3"/>
          <table:table-cell table:style-name="ce35" office:value-type="string" calcext:value-type="string">
            <text:p>7?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Retrospective</text:span></text:p>
            <text:p>- Explain what a retrospective is in how it relates to the agile process- quick feedback loops are important for continual improvement.</text:p>
            <text:p>- Keep, Watch, Change- have everyone come up to the whiteboard</text:p>
            <text:p>- blameless retro- have us all go out of the room </text:p>
          </table:table-cell>
          <table:table-cell table:style-name="ce33" office:value-type="string" calcext:value-type="string">
            <text:p>No Handout .Just need supplies? Sticky notes, pens, paper?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979">
          <table:table-cell table:style-name="ce6" table:number-columns-repeated="2"/>
          <table:table-cell table:style-name="ce3" table:number-columns-repeated="2"/>
          <table:table-cell table:number-columns-repeated="1020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dnesday, Nov 28" table:style-name="ta4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1" table:default-cell-style-name="Default"/>
        <table:table-row table:style-name="ro1">
          <table:table-cell table:style-name="ce37" office:value-type="date" office:date-value="2018-11-28" calcext:value-type="date" table:number-columns-spanned="2" table:number-rows-spanned="1">
            <text:p>Wednesday, Nov 28</text:p>
          </table:table-cell>
          <table:covered-table-cell/>
          <table:table-cell table:style-name="ce38"/>
          <table:table-cell table:style-name="ce47" table:number-columns-repeated="4"/>
          <table:table-cell table:number-columns-repeated="1017"/>
        </table:table-row>
        <table:table-row table:style-name="ro1"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Event</text:p>
          </table:table-cell>
          <table:table-cell table:style-name="ce38" office:value-type="string" calcext:value-type="string">
            <text:p>Activity</text:p>
          </table:table-cell>
          <table:table-cell table:style-name="ce38" office:value-type="string" calcext:value-type="string">
            <text:p>Who is there</text:p>
          </table:table-cell>
          <table:table-cell table:style-name="ce38" office:value-type="string" calcext:value-type="string">
            <text:p>Supplies</text:p>
          </table:table-cell>
          <table:table-cell table:style-name="ce38" office:value-type="string" calcext:value-type="string">
            <text:p>Handouts</text:p>
          </table:table-cell>
          <table:table-cell table:style-name="ce38" office:value-type="string" calcext:value-type="string">
            <text:p>Assignment</text:p>
          </table:table-cell>
          <table:table-cell table:number-columns-repeated="1017"/>
        </table:table-row>
        <table:table-row table:style-name="ro1">
          <table:table-cell table:style-name="ce39" office:value-type="time" office:time-value="PT07H00M00S" calcext:value-type="time">
            <text:p>7:00 AM</text:p>
          </table:table-cell>
          <table:table-cell table:style-name="ce42" table:number-columns-repeated="6"/>
          <table:table-cell table:number-columns-repeated="1017"/>
        </table:table-row>
        <table:table-row table:style-name="ro1">
          <table:table-cell table:style-name="ce39" office:value-type="time" office:time-value="PT07H30M00S" calcext:value-type="time">
            <text:p>7:30 AM</text:p>
          </table:table-cell>
          <table:table-cell table:style-name="ce42" table:number-columns-repeated="6"/>
          <table:table-cell table:number-columns-repeated="1017"/>
        </table:table-row>
        <table:table-row table:style-name="ro1">
          <table:table-cell table:style-name="ce39" office:value-type="time" office:time-value="PT08H00M00S" calcext:value-type="time">
            <text:p>8:00 AM</text:p>
          </table:table-cell>
          <table:table-cell table:style-name="ce42" office:value-type="string" calcext:value-type="string">
            <text:p>Prep at USCIS building</text:p>
          </table:table-cell>
          <table:table-cell table:style-name="ce42"/>
          <table:table-cell table:style-name="ce42" office:value-type="string" calcext:value-type="string">
            <text:p>CA DITAP Team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08H30M00S" calcext:value-type="time">
            <text:p>8:30 AM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09H00M00S" calcext:value-type="time">
            <text:p>9:00 AM</text:p>
          </table:table-cell>
          <table:table-cell table:style-name="ce42" office:value-type="string" calcext:value-type="string">
            <text:p>Class recap</text:p>
          </table:table-cell>
          <table:table-cell table:style-name="ce44" office:value-type="string" calcext:value-type="string">
            <text:p>Lecture</text:p>
          </table:table-cell>
          <table:table-cell table:style-name="ce42" office:value-type="string" calcext:value-type="string">
            <text:p>Eduardo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09H30M00S" calcext:value-type="time">
            <text:p>9:30 AM</text:p>
          </table:table-cell>
          <table:table-cell table:style-name="ce43" office:value-type="string" calcext:value-type="string">
            <text:p>Who's who in the Digital Services world?</text:p>
          </table:table-cell>
          <table:table-cell table:style-name="ce44" office:value-type="string" calcext:value-type="string">
            <text:p>Lecture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table-cell table:style-name="ce42" office:value-type="string" calcext:value-type="string">
            <text:p>Building your list</text:p>
          </table:table-cell>
          <table:table-cell table:style-name="ce45" office:value-type="string" calcext:value-type="string">
            <text:p><text:span text:style-name="T1">Activity: </text:span></text:p>
            <text:p>Important people within digital services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table-cell table:style-name="ce42" office:value-type="string" calcext:value-type="string">
            <text:p>Discussion: the good, the bad, and the ugly</text:p>
          </table:table-cell>
          <table:table-cell table:style-name="ce45" office:value-type="string" calcext:value-type="string">
            <text:p>Discussion based on info they know about things that have happened in the procurement world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40" office:value-type="string" calcext:value-type="string">
            <text:p>10:45 AM - 11:00 AM</text:p>
          </table:table-cell>
          <table:table-cell table:style-name="ce40" office:value-type="string" calcext:value-type="string">
            <text:p>Break</text:p>
          </table:table-cell>
          <table:table-cell table:style-name="ce46"/>
          <table:table-cell table:style-name="ce40" table:number-columns-repeated="2"/>
          <table:table-cell table:style-name="ce46" table:number-columns-repeated="2"/>
          <table:table-cell table:number-columns-repeated="1017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table-cell table:style-name="ce42" office:value-type="string" calcext:value-type="string">
            <text:p>Discussion: the good, the bad, and the ugly</text:p>
          </table:table-cell>
          <table:table-cell table:style-name="ce45" office:value-type="string" calcext:value-type="string">
            <office:annotation draw:style-name="gr2" draw:text-style-name="P2" svg:width="320.6pt" svg:height="105.73pt" svg:x="763.65pt" svg:y="196.5pt" draw:caption-point-x="-11.54pt" draw:caption-point-y="-22.99pt">
              <dc:date>2019-01-16T00:00:00</dc:date>
              <text:p text:style-name="P1">can we properly teach this? Be able to catch their questions and help guide them?</text:p>
              <text:p text:style-name="P1"><text:tab/>-Rachel Kroft</text:p>
              <text:p text:style-name="P1">be able to tease out what did work and what didn't- be able to prompt folks to be reflective and the pros and cons of the situation.</text:p>
              <text:p text:style-name="P1"><text:tab/>-Rachel Kroft</text:p>
              <text:p text:style-name="P1">also talk about the vendor side</text:p>
              <text:p text:style-name="P1"><text:tab/>-Rachel Kroft</text:p>
            </office:annotation>
            <text:p><text:span text:style-name="T1">Activity:</text:span></text:p>
            <text:p>"The good, the bad, the ugly" </text:p>
            <text:p>Discussion based on info they know about things that have happened in the procurement world</text:p>
            <text:p>Identifying wins and losses and take from digital services program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table-cell table:style-name="ce42" office:value-type="string" calcext:value-type="string">
            <text:p>How are Digital Services delivered</text:p>
          </table:table-cell>
          <table:table-cell table:style-name="ce42" office:value-type="string" calcext:value-type="string">
            <text:p><text:span text:style-name="T1">Activity:</text:span></text:p>
            <text:p>2 parts- people have to connect the dots or answer true or false</text:p>
            <text:p>get people into groups and this is where we do the jeopordy Digital services Jepoardy (for everything)</text:p>
          </table:table-cell>
          <table:table-cell table:style-name="ce42" office:value-type="string" calcext:value-type="string">
            <text:p>Eduardo</text:p>
          </table:table-cell>
          <table:table-cell table:style-name="ce42"/>
          <table:table-cell table:style-name="ce42" office:value-type="string" calcext:value-type="string">
            <text:p>Create pop quiz</text:p>
          </table:table-cell>
          <table:table-cell table:style-name="ce45" office:value-type="string" calcext:value-type="string">
            <text:p>Pop quiz that they will be handing back</text:p>
          </table:table-cell>
          <table:table-cell table:number-columns-repeated="1017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5"/>
          <table:table-cell table:number-columns-repeated="1017"/>
        </table:table-row>
        <table:table-row table:style-name="ro1">
          <table:table-cell table:style-name="ce41" office:value-type="time" office:time-value="PT12H30M00S" calcext:value-type="time">
            <text:p>12:30 PM</text:p>
          </table:table-cell>
          <table:table-cell table:style-name="ce40" office:value-type="string" calcext:value-type="string">
            <text:p>Lunch</text:p>
          </table:table-cell>
          <table:table-cell table:style-name="ce40"/>
          <table:table-cell table:style-name="ce44" table:number-columns-repeated="4"/>
          <table:table-cell table:number-columns-repeated="1017"/>
        </table:table-row>
        <table:table-row table:style-name="ro1">
          <table:table-cell table:style-name="ce41" office:value-type="time" office:time-value="PT13H00M00S" calcext:value-type="time">
            <text:p>1:00 PM</text:p>
          </table:table-cell>
          <table:table-cell table:style-name="ce40" office:value-type="string" calcext:value-type="string">
            <text:p>"</text:p>
          </table:table-cell>
          <table:table-cell table:style-name="ce40"/>
          <table:table-cell table:style-name="ce44" table:number-columns-repeated="4"/>
          <table:table-cell table:number-columns-repeated="1017"/>
        </table:table-row>
        <table:table-row table:style-name="ro1">
          <table:table-cell table:style-name="ce39" office:value-type="time" office:time-value="PT13H30M00S" calcext:value-type="time">
            <text:p>1:30 PM</text:p>
          </table:table-cell>
          <table:table-cell table:style-name="ce42" office:value-type="string" calcext:value-type="string">
            <text:p>Detecting Agile BS</text:p>
          </table:table-cell>
          <table:table-cell table:style-name="ce45" office:value-type="string" calcext:value-type="string">
            <text:p><text:span text:style-name="T1">Activity:</text:span></text:p>
            <text:p>Bullshit radar creation exercise -- detecting agile bs -- this is when you call BS and what is faux and what is not. How to do due diligence. https://www.governmentciomedia.com/defense-innovation-board-issues-guide-detecting-agile-bs</text:p>
          </table:table-cell>
          <table:table-cell table:style-name="ce42" office:value-type="string" calcext:value-type="string">
            <text:p>Eduardo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4H00M00S" calcext:value-type="time">
            <text:p>2:00 PM</text:p>
          </table:table-cell>
          <table:table-cell table:style-name="ce42" office:value-type="string" calcext:value-type="string">
            <text:p>Defining your role</text:p>
          </table:table-cell>
          <table:table-cell table:style-name="ce44" office:value-type="string" calcext:value-type="string">
            <text:p>Lecture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4H30M00S" calcext:value-type="time">
            <text:p>2:30 PM</text:p>
          </table:table-cell>
          <table:table-cell table:style-name="ce42" office:value-type="string" calcext:value-type="string">
            <text:p>Define your own role exercise</text:p>
          </table:table-cell>
          <table:table-cell table:style-name="ce42" office:value-type="string" calcext:value-type="string">
            <office:annotation draw:style-name="gr3" draw:text-style-name="P2" svg:width="320.6pt" svg:height="58.51pt" svg:x="763.65pt" svg:y="306.74pt" draw:caption-point-x="-11.54pt" draw:caption-point-y="-22.96pt">
              <dc:date>2019-01-16T00:00:00</dc:date>
              <text:p text:style-name="P1">+eduardo@andpartners.io</text:p>
              <text:p text:style-name="P1">_Assigned to Eduardo Ortiz_</text:p>
              <text:p text:style-name="P1"><text:tab/>-Eduardo Ortiz</text:p>
            </office:annotation>
            <text:p><text:span text:style-name="T1">Activity:</text:span></text:p>
            <text:p>Persona creation- of contracting officer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2"/>
          <table:table-cell table:style-name="ce45" office:value-type="string" calcext:value-type="string">
            <text:p>pass/fail assignment</text:p>
          </table:table-cell>
          <table:table-cell table:number-columns-repeated="1017"/>
        </table:table-row>
        <table:table-row table:style-name="ro1">
          <table:table-cell table:style-name="ce39" office:value-type="time" office:time-value="PT15H00M00S" calcext:value-type="time">
            <text:p>3:00 PM</text:p>
          </table:table-cell>
          <table:table-cell table:style-name="ce42" office:value-type="string" calcext:value-type="string">
            <text:p>Sources of Supply</text:p>
          </table:table-cell>
          <table:table-cell table:style-name="ce42" office:value-type="string" calcext:value-type="string">
            <text:p>Lecture + conversation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5H30M00S" calcext:value-type="time">
            <text:p>3:30 PM</text:p>
          </table:table-cell>
          <table:table-cell table:style-name="ce42" office:value-type="string" calcext:value-type="string">
            <text:p>Finding your supplier</text:p>
          </table:table-cell>
          <table:table-cell table:style-name="ce42" office:value-type="string" calcext:value-type="string">
            <text:p>Lecture + conversation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6H00M00S" calcext:value-type="time">
            <text:p>4:00 PM</text:p>
          </table:table-cell>
          <table:table-cell table:style-name="ce42" office:value-type="string" calcext:value-type="string">
            <text:p>Finding your supplier</text:p>
          </table:table-cell>
          <table:table-cell table:style-name="ce42" office:value-type="string" calcext:value-type="string">
            <text:p><text:span text:style-name="T1">Activity: </text:span></text:p>
            <text:p>compare and contrast supplier types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6H30M00S" calcext:value-type="time">
            <text:p>4:30 PM</text:p>
          </table:table-cell>
          <table:table-cell table:style-name="ce42" office:value-type="string" calcext:value-type="string">
            <text:p>Team Debrief</text:p>
          </table:table-cell>
          <table:table-cell table:style-name="ce42"/>
          <table:table-cell table:style-name="ce42" office:value-type="string" calcext:value-type="string">
            <text:p>CA DITAP Team</text:p>
          </table:table-cell>
          <table:table-cell table:style-name="ce42" table:number-columns-repeated="3"/>
          <table:table-cell table:number-columns-repeated="1017"/>
        </table:table-row>
        <table:table-row table:style-name="ro1">
          <table:table-cell table:style-name="ce39" office:value-type="time" office:time-value="PT17H00M00S" calcext:value-type="time">
            <text:p>5:00 PM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"</text:p>
          </table:table-cell>
          <table:table-cell table:style-name="ce42" table:number-columns-repeated="3"/>
          <table:table-cell table:number-columns-repeated="1017"/>
        </table:table-row>
        <table:table-row table:style-name="ro1" table:number-rows-repeated="3">
          <table:table-cell table:style-name="ce39"/>
          <table:table-cell table:style-name="ce42" table:number-columns-repeated="6"/>
          <table:table-cell table:number-columns-repeated="1017"/>
        </table:table-row>
        <table:table-row table:style-name="ro1" table:number-rows-repeated="974">
          <table:table-cell table:style-name="ce42" table:number-columns-repeated="7"/>
          <table:table-cell table:number-columns-repeated="101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dnesday Handouts" table:style-name="ta5">
        <table:table-column table:style-name="co12" table:default-cell-style-name="Default"/>
        <table:table-column table:style-name="co1" table:number-columns-repeated="1023" table:default-cell-style-name="Default"/>
        <table:table-row table:style-name="ro1">
          <table:table-cell table:style-name="ce38"/>
          <table:table-cell table:style-name="ce47" table:number-columns-repeated="3"/>
          <table:table-cell table:number-columns-repeated="1020"/>
        </table:table-row>
        <table:table-row table:style-name="ro1">
          <table:table-cell table:style-name="ce38" office:value-type="string" calcext:value-type="string">
            <text:p>Activity</text:p>
          </table:table-cell>
          <table:table-cell table:style-name="ce38" office:value-type="string" calcext:value-type="string">
            <text:p>Supplies</text:p>
          </table:table-cell>
          <table:table-cell table:style-name="ce38" office:value-type="string" calcext:value-type="string">
            <text:p>Handouts</text:p>
          </table:table-cell>
          <table:table-cell table:style-name="ce38" office:value-type="string" calcext:value-type="string">
            <text:p># of copies</text:p>
          </table:table-cell>
          <table:table-cell table:number-columns-repeated="1020"/>
        </table:table-row>
        <table:table-row table:style-name="ro1" table:number-rows-repeated="3">
          <table:table-cell table:style-name="ce42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Team Charter</text:p>
          </table:table-cell>
          <table:table-cell table:style-name="ce48" table:formula="of:=HYPERLINK(&quot;https://docs.google.com/document/d/1YYj-3qrTSysO57xW3_Okqeh0lQBpniOzo0vUwsURz00/edit#&quot;;&quot;Team charter&quot;)" office:value-type="string" office:string-value="Team charter" calcext:value-type="string">
            <text:p>Team charte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style-name="ce44" office:value-type="string" calcext:value-type="string">
            <text:p>Lecture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4" office:value-type="string" calcext:value-type="string">
            <text:p>Lecture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5" office:value-type="string" calcext:value-type="string">
            <text:p><text:span text:style-name="T1">Activity: </text:span></text:p>
            <text:p>Important people within digital services</text:p>
          </table:table-cell>
          <table:table-cell table:style-name="ce42"/>
          <table:table-cell table:style-name="ce50" office:value-type="string" calcext:value-type="string">
            <text:p>nothing to be done- just a list- just the deck- cheat sheet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45" office:value-type="string" calcext:value-type="string">
            <text:p>Discussion based on info they know about things that have happened in the procurement world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6"/>
          <table:table-cell table:style-name="ce40"/>
          <table:table-cell table:style-name="ce46" table:number-columns-repeated="2"/>
          <table:table-cell table:number-columns-repeated="1020"/>
        </table:table-row>
        <table:table-row table:style-name="ro1">
          <table:table-cell table:style-name="ce45" office:value-type="string" calcext:value-type="string">
            <text:p><text:span text:style-name="T1">Activity:</text:span></text:p>
            <text:p>"The good, the bad, the ugly" </text:p>
            <text:p>Discussion based on info they know about things that have happened in the procurement world</text:p>
            <text:p>Identifying wins and losses and take from digital services program</text:p>
          </table:table-cell>
          <table:table-cell table:style-name="ce45" office:value-type="string" calcext:value-type="string">
            <text:p>Sticky notes, pens, paper</text:p>
          </table:table-cell>
          <table:table-cell table:style-name="ce51" office:value-type="string" calcext:value-type="string">
            <text:p>just discussion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42" office:value-type="string" calcext:value-type="string">
            <text:p><text:span text:style-name="T1">Activity:</text:span></text:p>
            <text:p>2 parts- people have to connect the dots or answer true or false</text:p>
            <text:p/>
          </table:table-cell>
          <table:table-cell table:style-name="ce49" table:formula="of:=HYPERLINK(&quot;https://docs.google.com/document/d/14EQ30PgLtkUgRUWbMzrsdqa7pFNdGHGqvvmyuwpSRd0/edit#heading=h.59pydoudlyrz&quot;;&quot;Quiz&quot;)" office:value-type="string" office:string-value="Quiz" calcext:value-type="string">
            <text:p>Quiz</text:p>
          </table:table-cell>
          <table:table-cell table:style-name="ce52" office:value-type="string" calcext:value-type="string">
            <text:p>Create pop quiz</text:p>
          </table:table-cell>
          <table:table-cell table:style-name="ce34" office:value-type="string" calcext:value-type="string">
            <text:p>29 (one for each student and 2 extra)</text:p>
          </table:table-cell>
          <table:table-cell table:number-columns-repeated="1020"/>
        </table:table-row>
        <table:table-row table:style-name="ro1">
          <table:table-cell table:style-name="ce42" table:number-columns-repeated="4"/>
          <table:table-cell table:number-columns-repeated="1020"/>
        </table:table-row>
        <table:table-row table:style-name="ro1" table:number-rows-repeated="2">
          <table:table-cell table:style-name="ce40"/>
          <table:table-cell table:style-name="ce44" table:number-columns-repeated="3"/>
          <table:table-cell table:number-columns-repeated="1020"/>
        </table:table-row>
        <table:table-row table:style-name="ro1">
          <table:table-cell table:style-name="ce45" office:value-type="string" calcext:value-type="string">
            <text:p><text:span text:style-name="T1">Activity:</text:span></text:p>
            <text:p>Bullshit radar creation exercise -- detecting agile bs -- this is when you call BS and what is faux and what is not. How to do due diligence. https://www.governmentciomedia.com/defense-innovation-board-issues-guide-detecting-agile-bs</text:p>
          </table:table-cell>
          <table:table-cell table:style-name="ce42" office:value-type="string" calcext:value-type="string">
            <text:p>Handout</text:p>
          </table:table-cell>
          <table:table-cell table:style-name="ce50" office:value-type="string" calcext:value-type="string">
            <text:p>already exists (see link)</text:p>
          </table:table-cell>
          <table:table-cell table:style-name="ce34" office:value-type="string" calcext:value-type="string">
            <text:p>29 (one for each student and 2 extra)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Lecture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2" office:value-type="string" calcext:value-type="string">
            <text:p><text:span text:style-name="T1">Activity:</text:span></text:p>
            <text:p>Persona creation- of contracting officer</text:p>
          </table:table-cell>
          <table:table-cell table:style-name="ce49" table:formula="of:=HYPERLINK(&quot;https://docs.google.com/document/d/1I4nHxSt1JNtc0kGn69TRwG31oBvzn_VAdnSK7s_WgfQ/edit&quot;;&quot;Persona&quot;)" office:value-type="string" office:string-value="Persona" calcext:value-type="string">
            <text:p>Persona</text:p>
          </table:table-cell>
          <table:table-cell table:style-name="ce34" office:value-type="string" calcext:value-type="string">
            <text:p>Does there need to be a handout? Give an example of a persona</text:p>
          </table:table-cell>
          <table:table-cell table:style-name="ce34" office:value-type="string" calcext:value-type="string">
            <text:p>rachel will do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ecture + conversation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2" office:value-type="string" calcext:value-type="string">
            <text:p>Lecture + conversation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2" office:value-type="string" calcext:value-type="string">
            <text:p><text:span text:style-name="T1">Activity: </text:span></text:p>
            <text:p>compare and contrast supplier types</text:p>
          </table:table-cell>
          <table:table-cell table:style-name="ce42"/>
          <table:table-cell table:style-name="ce50" office:value-type="string" calcext:value-type="string">
            <text:p>group exercise- content that is in the deck</text:p>
          </table:table-cell>
          <table:table-cell table:style-name="ce51"/>
          <table:table-cell table:number-columns-repeated="1020"/>
        </table:table-row>
        <table:table-row table:style-name="ro1" table:number-rows-repeated="979">
          <table:table-cell table:style-name="ce42" table:number-columns-repeated="4"/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ursday, Nov 29" table:style-name="ta6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20" table:default-cell-style-name="Default"/>
        <table:table-row table:style-name="ro1">
          <table:table-cell table:style-name="ce37" office:value-type="date" office:date-value="2018-11-29" calcext:value-type="date" table:number-columns-spanned="2" table:number-rows-spanned="1">
            <text:p>Thursday, Nov 29</text:p>
          </table:table-cell>
          <table:covered-table-cell/>
          <table:table-cell table:style-name="ce38"/>
          <table:table-cell table:style-name="ce47" table:number-columns-repeated="3"/>
          <table:table-cell table:style-name="ce58"/>
          <table:table-cell table:number-columns-repeated="1017"/>
        </table:table-row>
        <table:table-row table:style-name="ro1"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Event</text:p>
          </table:table-cell>
          <table:table-cell table:style-name="ce38" office:value-type="string" calcext:value-type="string">
            <text:p>Activity</text:p>
          </table:table-cell>
          <table:table-cell table:style-name="ce38" office:value-type="string" calcext:value-type="string">
            <text:p>Who is there</text:p>
          </table:table-cell>
          <table:table-cell table:style-name="ce38" office:value-type="string" calcext:value-type="string">
            <text:p>Supplies</text:p>
          </table:table-cell>
          <table:table-cell table:style-name="ce38" office:value-type="string" calcext:value-type="string">
            <text:p>Handouts</text:p>
          </table:table-cell>
          <table:table-cell table:style-name="ce59" office:value-type="string" calcext:value-type="string">
            <text:p>Assignment</text:p>
          </table:table-cell>
          <table:table-cell table:number-columns-repeated="1017"/>
        </table:table-row>
        <table:table-row table:style-name="ro1">
          <table:table-cell table:style-name="ce53" office:value-type="time" office:time-value="PT07H00M00S" calcext:value-type="time">
            <text:p>7:00 AM</text:p>
          </table:table-cell>
          <table:table-cell table:style-name="ce42" table:number-columns-repeated="5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07H30M00S" calcext:value-type="time">
            <text:p>7:30 AM</text:p>
          </table:table-cell>
          <table:table-cell table:style-name="ce42" table:number-columns-repeated="5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08H00M00S" calcext:value-type="time">
            <text:p>8:00 AM</text:p>
          </table:table-cell>
          <table:table-cell table:style-name="ce42" office:value-type="string" calcext:value-type="string">
            <text:p>Prep at USCIS building</text:p>
          </table:table-cell>
          <table:table-cell table:style-name="ce42"/>
          <table:table-cell table:style-name="ce42" office:value-type="string" calcext:value-type="string">
            <text:p>CA DITAP Team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08H30M00S" calcext:value-type="time">
            <text:p>8:30 AM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"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09H00M00S" calcext:value-type="time">
            <text:p>9:00 AM</text:p>
          </table:table-cell>
          <table:table-cell table:style-name="ce42" office:value-type="string" calcext:value-type="string">
            <text:p>Class recap</text:p>
          </table:table-cell>
          <table:table-cell table:style-name="ce42"/>
          <table:table-cell table:style-name="ce42" office:value-type="string" calcext:value-type="string">
            <text:p>Eduardo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09H30M00S" calcext:value-type="time">
            <text:p>9:30 AM</text:p>
          </table:table-cell>
          <table:table-cell table:style-name="ce42" office:value-type="string" calcext:value-type="string">
            <text:p>Contractural Vehicles</text:p>
          </table:table-cell>
          <table:table-cell table:style-name="ce42" office:value-type="string" calcext:value-type="string">
            <text:p>Lecture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Have clear definition of contractor vehicles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0H00M00S" calcext:value-type="time">
            <text:p>10:00 AM</text:p>
          </table:table-cell>
          <table:table-cell table:style-name="ce42" office:value-type="string" calcext:value-type="string">
            <office:annotation draw:style-name="gr4" draw:text-style-name="P2" svg:width="472.2pt" svg:height="74.24pt" svg:x="245.34pt" svg:y="149.24pt" draw:caption-point-x="-11.54pt" draw:caption-point-y="-22.96pt">
              <dc:date>2019-01-16T00:00:00</dc:date>
              <text:p text:style-name="P1">this can be a lot of different things to contracting officers.</text:p>
              <text:p text:style-name="P1"><text:tab/>-Rachel Kroft</text:p>
              <text:p text:style-name="P1">be clear on what part to talk about- +eduardo@andpartners.io to work on this slide</text:p>
              <text:p text:style-name="P1"><text:tab/>-Rachel Kroft</text:p>
            </office:annotation>
            <text:p>Contractural Vehicles</text:p>
          </table:table-cell>
          <table:table-cell table:style-name="ce45" office:value-type="string" calcext:value-type="string">
            <text:p>Guided conversation on what vehicles they've used, why, how, what they'd like to use, etc</text:p>
          </table:table-cell>
          <table:table-cell table:style-name="ce42" office:value-type="string" calcext:value-type="string">
            <text:p>"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40" office:value-type="string" calcext:value-type="string">
            <text:p>10:30 AM - 10:45 AM</text:p>
          </table:table-cell>
          <table:table-cell table:style-name="ce43" office:value-type="string" calcext:value-type="string">
            <text:p>Break</text:p>
          </table:table-cell>
          <table:table-cell table:style-name="ce46"/>
          <table:table-cell table:style-name="ce43" table:number-columns-repeated="2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53" office:value-type="time" office:time-value="PT10H45M00S" calcext:value-type="time">
            <text:p>10:45 AM</text:p>
          </table:table-cell>
          <table:table-cell table:style-name="ce42" office:value-type="string" calcext:value-type="string">
            <text:p>Digital Services Marketplace</text:p>
          </table:table-cell>
          <table:table-cell table:style-name="ce42" office:value-type="string" calcext:value-type="string">
            <text:p>Lecture</text:p>
          </table:table-cell>
          <table:table-cell table:style-name="ce42" office:value-type="string" calcext:value-type="string">
            <text:p>Jeff Maher &amp; Eduardo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1H00M00S" calcext:value-type="time">
            <text:p>11:00 AM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"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1H30M00S" calcext:value-type="time">
            <text:p>11:30 AM</text:p>
          </table:table-cell>
          <table:table-cell table:style-name="ce45" office:value-type="string" calcext:value-type="string">
            <text:p>Digital Services Marketplace Activity</text:p>
          </table:table-cell>
          <table:table-cell table:style-name="ce42" office:value-type="string" calcext:value-type="string">
            <text:p>Word Soup (test)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56" office:value-type="string" calcext:value-type="string">
            <text:p>Yes- the word search and they need to fill out the different phrases</text:p>
          </table:table-cell>
          <table:table-cell table:style-name="ce45" office:value-type="string" calcext:value-type="string">
            <text:p>pass/fail</text:p>
          </table:table-cell>
          <table:table-cell table:number-columns-repeated="1017"/>
        </table:table-row>
        <table:table-row table:style-name="ro1">
          <table:table-cell table:style-name="ce41" office:value-type="time" office:time-value="PT12H00M00S" calcext:value-type="time">
            <text:p>12:00 PM</text:p>
          </table:table-cell>
          <table:table-cell table:style-name="ce40" office:value-type="string" calcext:value-type="string">
            <text:p>Lunch</text:p>
          </table:table-cell>
          <table:table-cell table:style-name="ce40" table:number-columns-repeated="4"/>
          <table:table-cell table:style-name="ce46"/>
          <table:table-cell table:number-columns-repeated="1017"/>
        </table:table-row>
        <table:table-row table:style-name="ro1">
          <table:table-cell table:style-name="ce41" office:value-type="time" office:time-value="PT12H30M00S" calcext:value-type="time">
            <text:p>12:30 PM</text:p>
          </table:table-cell>
          <table:table-cell table:style-name="ce40" office:value-type="string" calcext:value-type="string">
            <text:p>"</text:p>
          </table:table-cell>
          <table:table-cell table:style-name="ce40" table:number-columns-repeated="4"/>
          <table:table-cell table:style-name="ce46"/>
          <table:table-cell table:number-columns-repeated="1017"/>
        </table:table-row>
        <table:table-row table:style-name="ro1">
          <table:table-cell table:style-name="ce53" office:value-type="time" office:time-value="PT13H00M00S" calcext:value-type="time">
            <text:p>1:00 PM</text:p>
          </table:table-cell>
          <table:table-cell table:style-name="ce42" office:value-type="string" calcext:value-type="string">
            <text:p>The Digital Service Playbook</text:p>
          </table:table-cell>
          <table:table-cell table:style-name="ce42" office:value-type="string" calcext:value-type="string">
            <text:p>Guided conversation through the diff plays</text:p>
          </table:table-cell>
          <table:table-cell table:style-name="ce42" office:value-type="string" calcext:value-type="string">
            <text:p>Eduardo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3H30M00S" calcext:value-type="time">
            <text:p>1:30 PM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"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4H00M00S" calcext:value-type="time">
            <text:p>2:00 PM</text:p>
          </table:table-cell>
          <table:table-cell table:style-name="ce42" office:value-type="string" calcext:value-type="string">
            <text:p>The DS Playbook exercise</text:p>
          </table:table-cell>
          <table:table-cell table:style-name="ce45" office:value-type="string" calcext:value-type="string">
            <office:annotation draw:style-name="gr1" draw:text-style-name="P2" svg:width="346.82pt" svg:height="42.75pt" svg:x="450.88pt" svg:y="291pt" draw:caption-point-x="-11.54pt" draw:caption-point-y="-22.99pt">
              <dc:date>2019-01-16T00:00:00</dc:date>
              <text:p text:style-name="P1">the good, the bad, the ugly to put it here since they now know the playbook.</text:p>
              <text:p text:style-name="P1"><text:tab/>-Rachel Kroft</text:p>
            </office:annotation>
            <text:p><text:span text:style-name="T1">Activity:</text:span></text:p>
            <text:p>Exercise, identify different plays, turn in document, pass/fail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Needs to be made</text:p>
          </table:table-cell>
          <table:table-cell table:style-name="ce45" office:value-type="string" calcext:value-type="string">
            <text:p>pass/fail</text:p>
          </table:table-cell>
          <table:table-cell table:number-columns-repeated="1017"/>
        </table:table-row>
        <table:table-row table:style-name="ro1">
          <table:table-cell table:style-name="ce53" office:value-type="time" office:time-value="PT14H30M00S" calcext:value-type="time">
            <text:p>2:30 PM</text:p>
          </table:table-cell>
          <table:table-cell table:style-name="ce42" office:value-type="string" calcext:value-type="string">
            <text:p>The TechFAR Handbook</text:p>
          </table:table-cell>
          <table:table-cell table:style-name="ce42" office:value-type="string" calcext:value-type="string">
            <text:p>Lecture + conversation</text:p>
          </table:table-cell>
          <table:table-cell table:style-name="ce45" office:value-type="string" calcext:value-type="string">
            <text:p>Eduardo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5H00M00S" calcext:value-type="time">
            <text:p>3:00 PM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"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5H30M00S" calcext:value-type="time">
            <text:p>3:30 PM</text:p>
          </table:table-cell>
          <table:table-cell table:style-name="ce42" office:value-type="string" calcext:value-type="string">
            <text:p>RFP Hell</text:p>
          </table:table-cell>
          <table:table-cell table:style-name="ce45" office:value-type="string" calcext:value-type="string">
            <office:annotation draw:style-name="gr1" draw:text-style-name="P2" svg:width="346.82pt" svg:height="42.75pt" svg:x="450.88pt" svg:y="338.26pt" draw:caption-point-x="-11.54pt" draw:caption-point-y="-22.99pt">
              <dc:date>2019-01-16T00:00:00</dc:date>
              <text:p text:style-name="P1">consider doing this every in person session to evaluate their growth. Do different ones every class, but bring back the original RFPs.</text:p>
              <text:p text:style-name="P1"><text:tab/>-Rachel Kroft</text:p>
            </office:annotation>
            <text:p><text:span text:style-name="T1">Exercise &amp; Assignment</text:span></text:p>
            <text:p>- Students get into teams of 4 (capstone group)</text:p>
            <text:p>- Reviewing two RFP's one good and one bad, they'll break up into teams and share findings</text:p>
            <text:p>- What plays could be applied from DS handbook and Techfar</text:p>
            <text:p/>
          </table:table-cell>
          <table:table-cell table:style-name="ce42" office:value-type="string" calcext:value-type="string">
            <text:p>Eduardo</text:p>
          </table:table-cell>
          <table:table-cell table:style-name="ce42"/>
          <table:table-cell table:style-name="ce57" table:formula="of:=HYPERLINK(&quot;https://drive.google.com/open?id=1ciSK-5HYUavXfgnmlWsLySeXTdv7bzz4&quot;;&quot;- Bring various contracts/RFPs&#10;- Weho, DOITT, DOI, Berkely, NSF&quot;)" office:value-type="string" office:string-value="- Bring various contracts/RFPs&#10;- Weho, DOITT, DOI, Berkely, NSF" calcext:value-type="string">
            <text:p>- Bring various contracts/RFPs</text:p>
            <text:p>- Weho, DOITT, DOI, Berkely, NSF</text:p>
          </table:table-cell>
          <table:table-cell table:style-name="ce45" office:value-type="string" calcext:value-type="string">
            <text:p>Graded assignment</text:p>
          </table:table-cell>
          <table:table-cell table:number-columns-repeated="1017"/>
        </table:table-row>
        <table:table-row table:style-name="ro1">
          <table:table-cell table:style-name="ce53" office:value-type="time" office:time-value="PT16H00M00S" calcext:value-type="time">
            <text:p>4:00 PM</text:p>
          </table:table-cell>
          <table:table-cell table:style-name="ce6" office:value-type="string" calcext:value-type="string">
            <text:p>Group discussion</text:p>
          </table:table-cell>
          <table:table-cell table:style-name="ce54" office:value-type="string" calcext:value-type="string">
            <office:annotation draw:style-name="gr5" draw:text-style-name="P2" svg:width="346.82pt" svg:height="105.76pt" svg:x="450.88pt" svg:y="353.99pt" draw:caption-point-x="-11.54pt" draw:caption-point-y="-22.96pt">
              <dc:date>2019-01-16T00:00:00</dc:date>
              <text:p text:style-name="P1">what might be cool on sticky notes- what would best practices would be. Each of the plays on a white sheet and map ideas to the plays. Should this be a new play or why does this not happen today? Open card sort.</text:p>
              <text:p text:style-name="P1"><text:tab/>-Rachel Kroft</text:p>
              <text:p text:style-name="P1">shift up to guest speakers.</text:p>
              <text:p text:style-name="P1"><text:tab/>-Rachel Kroft</text:p>
              <text:p text:style-name="P1">shift it to dhte day we are doing to digital services playbook- day 3</text:p>
              <text:p text:style-name="P1"><text:tab/>-Rachel Kroft</text:p>
            </office:annotation>
            <text:p>Activity: Synthesis doc of best practices</text:p>
            <text:p><text:span text:style-name="T2">- Each team names 1 best practice and 1 anti-best practice based on the examples they reviewed. Each group submits 1 group </text:span></text:p>
          </table:table-cell>
          <table:table-cell table:style-name="ce42"/>
          <table:table-cell table:style-name="ce45"/>
          <table:table-cell table:style-name="ce4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6H30M00S" calcext:value-type="time">
            <text:p>4:30 PM</text:p>
          </table:table-cell>
          <table:table-cell table:style-name="ce42" office:value-type="string" calcext:value-type="string">
            <text:p>Closeout and debrief</text:p>
          </table:table-cell>
          <table:table-cell table:style-name="ce42"/>
          <table:table-cell table:style-name="ce42" office:value-type="string" calcext:value-type="string">
            <text:p>CA DITAP Team</text:p>
          </table:table-cell>
          <table:table-cell table:style-name="ce45"/>
          <table:table-cell table:style-name="ce4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7H00M00S" calcext:value-type="time">
            <text:p>5:00 PM</text:p>
          </table:table-cell>
          <table:table-cell table:style-name="ce42" office:value-type="string" calcext:value-type="string">
            <text:p>"</text:p>
          </table:table-cell>
          <table:table-cell table:style-name="ce42"/>
          <table:table-cell table:style-name="ce42" office:value-type="string" calcext:value-type="string">
            <text:p>"</text:p>
          </table:table-cell>
          <table:table-cell table:style-name="ce42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53" office:value-type="time" office:time-value="PT17H30M00S" calcext:value-type="time">
            <text:p>5:30 PM</text:p>
          </table:table-cell>
          <table:table-cell table:style-name="ce42" table:number-columns-repeated="5"/>
          <table:table-cell table:style-name="ce45"/>
          <table:table-cell table:number-columns-repeated="1017"/>
        </table:table-row>
        <table:table-row table:style-name="ro1" table:number-rows-repeated="2">
          <table:table-cell table:style-name="ce53"/>
          <table:table-cell table:style-name="ce42" table:number-columns-repeated="5"/>
          <table:table-cell table:style-name="ce45"/>
          <table:table-cell table:number-columns-repeated="1017"/>
        </table:table-row>
        <table:table-row table:style-name="ro1" table:number-rows-repeated="974">
          <table:table-cell table:style-name="ce44"/>
          <table:table-cell table:style-name="ce42" table:number-columns-repeated="5"/>
          <table:table-cell table:style-name="ce45"/>
          <table:table-cell table:number-columns-repeated="101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ursday Handouts" table:style-name="ta7"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38"/>
          <table:table-cell table:style-name="ce47" table:number-columns-repeated="3"/>
          <table:table-cell table:number-columns-repeated="1020"/>
        </table:table-row>
        <table:table-row table:style-name="ro1">
          <table:table-cell table:style-name="ce38" office:value-type="string" calcext:value-type="string">
            <text:p>Activity</text:p>
          </table:table-cell>
          <table:table-cell table:style-name="ce38" office:value-type="string" calcext:value-type="string">
            <text:p>Supplies</text:p>
          </table:table-cell>
          <table:table-cell table:style-name="ce38" office:value-type="string" calcext:value-type="string">
            <text:p>Handouts</text:p>
          </table:table-cell>
          <table:table-cell table:style-name="ce38" office:value-type="string" calcext:value-type="string">
            <text:p># of copies</text:p>
          </table:table-cell>
          <table:table-cell table:number-columns-repeated="1020"/>
        </table:table-row>
        <table:table-row table:style-name="ro1" table:number-rows-repeated="5">
          <table:table-cell table:style-name="ce42" table:number-columns-repeated="4"/>
          <table:table-cell table:number-columns-repeated="1020"/>
        </table:table-row>
        <table:table-row table:style-name="ro1">
          <table:table-cell table:style-name="ce42" office:value-type="string" calcext:value-type="string">
            <text:p>Lecture</text:p>
          </table:table-cell>
          <table:table-cell table:style-name="ce42"/>
          <table:table-cell table:style-name="ce34" office:value-type="string" calcext:value-type="string">
            <text:p>Handout and/or in slide deck: Have clear definition of contractor vehicles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45" office:value-type="string" calcext:value-type="string">
            <text:p>Guided conversation on what vehicles they've used, why, how, what they'd like to use, etc</text:p>
          </table:table-cell>
          <table:table-cell table:style-name="ce42"/>
          <table:table-cell table:style-name="ce60" office:value-type="string" calcext:value-type="string">
            <text:p>Using the decks? discussion</text:p>
          </table:table-cell>
          <table:table-cell table:style-name="ce44"/>
          <table:table-cell table:number-columns-repeated="1020"/>
        </table:table-row>
        <table:table-row table:style-name="ro1">
          <table:table-cell table:style-name="ce46"/>
          <table:table-cell table:style-name="ce43"/>
          <table:table-cell table:style-name="ce55"/>
          <table:table-cell table:style-name="ce45"/>
          <table:table-cell table:number-columns-repeated="1020"/>
        </table:table-row>
        <table:table-row table:style-name="ro1">
          <table:table-cell table:style-name="ce42" office:value-type="string" calcext:value-type="string">
            <text:p>Lecture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2" table:number-columns-repeated="4"/>
          <table:table-cell table:number-columns-repeated="1020"/>
        </table:table-row>
        <table:table-row table:style-name="ro1">
          <table:table-cell table:style-name="ce42" office:value-type="string" calcext:value-type="string">
            <text:p>Word Soup (test)</text:p>
          </table:table-cell>
          <table:table-cell table:style-name="ce52" office:value-type="string" calcext:value-type="string">
            <text:p>Sticky notes? Q cards?</text:p>
          </table:table-cell>
          <table:table-cell table:style-name="ce34" office:value-type="string" calcext:value-type="string">
            <text:p>Does there need to be a handout? What is the structure of this?</text:p>
          </table:table-cell>
          <table:table-cell table:style-name="ce51"/>
          <table:table-cell table:number-columns-repeated="1020"/>
        </table:table-row>
        <table:table-row table:style-name="ro1" table:number-rows-repeated="2">
          <table:table-cell table:style-name="ce40" table:number-columns-repeated="3"/>
          <table:table-cell table:style-name="ce44"/>
          <table:table-cell table:number-columns-repeated="1020"/>
        </table:table-row>
        <table:table-row table:style-name="ro1">
          <table:table-cell table:style-name="ce42" table:number-columns-repeated="4"/>
          <table:table-cell table:number-columns-repeated="1020"/>
        </table:table-row>
        <table:table-row table:style-name="ro1">
          <table:table-cell table:style-name="ce42" office:value-type="string" calcext:value-type="string">
            <text:p>Guided conversation through the diff plays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2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<text:span text:style-name="T1">Activity:</text:span></text:p>
            <text:p>Exercise, identify different plays, turn in document, pass/fail</text:p>
            <text:p>pick three plays and explain how thye are valuable</text:p>
          </table:table-cell>
          <table:table-cell table:style-name="ce52" office:value-type="string" calcext:value-type="string">
            <text:p>Sticky notes? Q cards?</text:p>
          </table:table-cell>
          <table:table-cell table:style-name="ce52"/>
          <table:table-cell table:style-name="ce44"/>
          <table:table-cell table:number-columns-repeated="1020"/>
        </table:table-row>
        <table:table-row table:style-name="ro1">
          <table:table-cell table:style-name="ce42" office:value-type="string" calcext:value-type="string">
            <text:p>Lecture + conversation</text:p>
          </table:table-cell>
          <table:table-cell table:style-name="ce42" table:number-columns-repeated="3"/>
          <table:table-cell table:number-columns-repeated="1020"/>
        </table:table-row>
        <table:table-row table:style-name="ro1">
          <table:table-cell table:style-name="ce42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<text:span text:style-name="T1">Exercise &amp; Assignment</text:span></text:p>
            <text:p>- Students get into teams of 4 (capstone group)</text:p>
            <text:p>- Reviewing two RFP's one good and one bad, they'll break up into teams and share findings</text:p>
            <text:p>- What plays could be applied from DS handbook and Techfar</text:p>
            <text:p/>
          </table:table-cell>
          <table:table-cell table:style-name="ce34" office:value-type="string" calcext:value-type="string">
            <text:p>Sticky notes? Q cards? Highlighters to lighlight things.</text:p>
          </table:table-cell>
          <table:table-cell table:style-name="ce61" table:formula="of:=HYPERLINK(&quot;https://drive.google.com/open?id=1ciSK-5HYUavXfgnmlWsLySeXTdv7bzz4&quot;;&quot;- Bring various contracts/RFPs&#10;- Weho, DOITT, DOI, Berkely, NSF&quot;)" office:value-type="string" office:string-value="- Bring various contracts/RFPs&#10;- Weho, DOITT, DOI, Berkely, NSF" calcext:value-type="string">
            <text:p>- Bring various contracts/RFPs</text:p>
            <text:p>- Weho, DOITT, DOI, Berkely, NSF</text:p>
          </table:table-cell>
          <table:table-cell table:style-name="ce45" office:value-type="string" calcext:value-type="string">
            <text:p>5 copies of each. 1 good 1 bad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45"/>
          <table:table-cell table:style-name="ce42" table:number-columns-repeated="2"/>
          <table:table-cell table:number-columns-repeated="1020"/>
        </table:table-row>
        <table:table-row table:style-name="ro1">
          <table:table-cell table:style-name="ce42" table:number-columns-repeated="4"/>
          <table:table-cell table:number-columns-repeated="1020"/>
        </table:table-row>
        <table:table-row table:style-name="ro1" table:number-rows-repeated="977">
          <table:table-cell table:style-name="ce42" table:number-columns-repeated="4"/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Nunito Sans" svg:font-family="'Nunito Sans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date-style style:name="N126">
      <number:day-of-week number:style="long"/>
      <number:text>, </number:text>
      <number:month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nday_2c__20_26th" style:display-name="PageStyle_Monday, 26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esday_2c__20_Nov_20_27" style:display-name="PageStyle_Tuesday, Nov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esday_20_Handouts" style:display-name="PageStyle_Tuesday Handou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_2c__20_Nov_20_28" style:display-name="PageStyle_Wednesday, Nov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_20_Handouts" style:display-name="PageStyle_Wednesday Handou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_2c__20_Nov_20_29" style:display-name="PageStyle_Thursday, Nov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_20_Handouts" style:display-name="PageStyle_Thursday Hando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361" meta:object-count="0"/>
    <meta:generator>LibreOfficeDev/6.0.5.2$Linux_X86_64 LibreOffice_project/</meta:generator>
  </office:meta>
</office:document-meta>
</file>